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585b1" officeooo:paragraph-rsid="000585b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tro :</text:p>
      <text:p text:style-name="P1"/>
      <text:p text:style-name="P1">When Romeo comes to Juliet’s balcony, he comes to seduce her with music. Today, we all saw, at least once, a guy with a guitare and girls looking at him with stars in their eyes. But, does the music really help you to get the girl ?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8T19:52:41.227000000</meta:creation-date>
    <dc:date>2016-05-08T20:03:04.678000000</dc:date>
    <meta:editing-duration>PT10M23S</meta:editing-duration>
    <meta:editing-cycles>2</meta:editing-cycles>
    <meta:generator>LibreOffice/5.1.1.3$Windows_x86 LibreOffice_project/89f508ef3ecebd2cfb8e1def0f0ba9a803b88a6d</meta:generator>
    <meta:document-statistic meta:table-count="0" meta:image-count="0" meta:object-count="0" meta:page-count="1" meta:paragraph-count="2" meta:word-count="49" meta:character-count="239" meta:non-whitespace-character-count="192"/>
  </office:meta>
</office:document-meta>
</file>